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Postcode</text:p>
          </table:table-cell>
          <table:table-cell office:value-type="string">
            <text:p>Sales_Rep_ID</text:p>
          </table:table-cell>
          <table:table-cell office:value-type="string">
            <text:p>Sales_Rep_Name</text:p>
          </table:table-cell>
          <table:table-cell office:value-type="string">
            <text:p>Year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>2128</text:p>
          </table:table-cell>
          <table:table-cell office:value-type="string">
            <text:p>456</text:p>
          </table:table-cell>
          <table:table-cell office:value-type="string">
            <text:p>Jane</text:p>
          </table:table-cell>
          <table:table-cell office:value-type="string">
            <text:p>2013</text:p>
          </table:table-cell>
          <table:table-cell office:value-type="string">
            <text:p>81878.997241441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08:07:48.279480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